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fo:font-weight="bold" style:font-weight-asian="bold" style:font-weight-complex="bold"/>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fo:font-style="italic" style:font-style-asian="italic" style:font-style-complex="italic"/>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fo:font-weight="bold" style:font-weight-asian="bold" style:font-weight-complex="bold"/>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fo:font-weight="bold" style:font-weight-asian="bold" style:font-weight-complex="bold"/>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fo:font-weight="bold" style:font-weight-asian="bold" style:font-weight-complex="bold"/>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fo:font-weight="bold" style:font-weight-asian="bold" style:font-weight-complex="bold"/>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P130"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31" style:parent-style-name="Policepardéfaut" style:family="text">
      <style:text-properties style:font-name="Arial" style:font-name-complex="Arial" fo:font-weight="bold" style:font-weight-asian="bold" style:font-weight-complex="bold"/>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fo:font-weight="bold" style:font-weight-asian="bold" style:font-weight-complex="bold"/>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fo:font-weight="bold" style:font-weight-asian="bold" style:font-weight-complex="bold"/>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fo:font-weight="bold" style:font-weight-asian="bold" style:font-weight-complex="bold"/>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fo:font-weight="bold" style:font-weight-asian="bold" style:font-weight-complex="bold"/>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fo:font-weight="bold" style:font-weight-asian="bold" style:font-weight-complex="bold"/>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fo:font-weight="bold" style:font-weight-asian="bold" style:font-weight-complex="bold"/>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fo:font-weight="bold" style:font-weight-asian="bold" style:font-weight-complex="bold"/>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fo:font-weight="bold" style:font-weight-asian="bold" style:font-weight-complex="bold"/>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P181" style:parent-style-name="Normal" style:family="paragraph">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fo:font-weight="bold" style:font-weight-asian="bold" style:font-weight-complex="bold"/>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P192" style:parent-style-name="Normal" style:family="paragraph">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fo:font-weight="bold" style:font-weight-asian="bold" style:font-weight-complex="bold"/>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fo:font-weight="bold" style:font-weight-asian="bold" style:font-weight-complex="bold"/>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font-weight-complex="bold"/>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fo:font-weight="bold" style:font-weight-asian="bold" style:font-weight-complex="bold"/>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fo:font-weight="bold" style:font-weight-asian="bold" style:font-weight-complex="bold"/>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fo:font-weight="bold" style:font-weight-asian="bold" style:font-weight-complex="bold"/>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fo:font-weight="bold" style:font-weight-asian="bold" style:font-weight-complex="bold"/>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fo:font-weight="bold" style:font-weight-asian="bold" style:font-weight-complex="bold"/>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fo:font-weight="bold" style:font-weight-asian="bold" style:font-weight-complex="bold"/>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P284" style:parent-style-name="Normal" style:list-style-name="LFO2" style:family="paragraph">
      <style:text-properties style:font-name="Arial" style:font-name-complex="Arial"/>
    </style:style>
    <style:style style:name="P285" style:parent-style-name="Normal" style:list-style-name="LFO2" style:family="paragraph">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fo:font-weight="bold" style:font-weight-asian="bold" style:font-weight-complex="bold"/>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fo:font-weight="bold" style:font-weight-asian="bold" style:font-weight-complex="bold"/>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fo:font-weight="bold" style:font-weight-asian="bold" style:font-weight-complex="bold"/>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P296" style:parent-style-name="Normal" style:family="paragraph">
      <style:paragraph-properties fo:break-before="page"/>
      <style:text-properties style:font-name="Arial" style:font-name-complex="Arial" fo:font-weight="bold" style:font-weight-asian="bold" style:font-weight-complex="bold" fo:hyphenate="true"/>
    </style:style>
    <style:style style:name="P29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98" style:parent-style-name="Policepardéfaut" style:family="text">
      <style:text-properties style:font-name="Arial" style:font-name-complex="Arial" fo:font-weight="bold" style:font-weight-asian="bold" style:font-weight-complex="bold"/>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style:style>
    <style:style style:name="T308" style:parent-style-name="Policepardéfaut" style:family="text">
      <style:text-properties style:font-name="Arial" style:font-name-complex="Arial" fo:font-weight="bold" style:font-weight-asian="bold" style:font-weight-complex="bold"/>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fo:font-weight="bold" style:font-weight-asian="bold" style:font-weight-complex="bold"/>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fo:font-weight="bold" style:font-weight-asian="bold" style:font-weight-complex="bold"/>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fo:font-weight="bold" style:font-weight-asian="bold" style:font-weight-complex="bold"/>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fo:font-weight="bold" style:font-weight-asian="bold" style:font-weight-complex="bold"/>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P327" style:parent-style-name="Normal" style:list-style-name="LFO3" style:family="paragraph">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weight="bold" style:font-weight-asian="bold" style:font-weight-complex="bold"/>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fo:font-weight="bold" style:font-weight-asian="bold" style:font-weight-complex="bold"/>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fo:font-weight="bold" style:font-weight-asian="bold" style:font-weight-complex="bold"/>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fo:font-weight="bold" style:font-weight-asian="bold" style:font-weight-complex="bold"/>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fo:font-weight="bold" style:font-weight-asian="bold" style:font-weight-complex="bold"/>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fo:font-weight="bold" style:font-weight-asian="bold" style:font-weight-complex="bold"/>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fo:font-weight="bold" style:font-weight-asian="bold" style:font-weight-complex="bold"/>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fo:font-weight="bold" style:font-weight-asian="bold" style:font-weight-complex="bold"/>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P359" style:parent-style-name="Normal" style:list-style-name="LFO4" style:family="paragraph">
      <style:text-properties style:font-name="Arial" style:font-name-complex="Arial"/>
    </style:style>
    <style:style style:name="P360" style:parent-style-name="Normal" style:list-style-name="LFO4" style:family="paragraph">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fo:font-weight="bold" style:font-weight-asian="bold" style:font-weight-complex="bold"/>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fo:font-weight="bold" style:font-weight-asian="bold" style:font-weight-complex="bold"/>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fo:font-weight="bold" style:font-weight-asian="bold" style:font-weight-complex="bold"/>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style:style>
    <style:style style:name="T371" style:parent-style-name="Policepardéfaut" style:family="text">
      <style:text-properties style:font-name="Arial" style:font-name-complex="Arial"/>
    </style:style>
    <style:style style:name="P372" style:parent-style-name="Normal" style:list-style-name="LFO4" style:family="paragraph">
      <style:text-properties style:font-name="Arial" style:font-name-complex="Arial"/>
    </style:style>
    <style:style style:name="P373" style:parent-style-name="Normal" style:list-style-name="LFO4" style:family="paragraph">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fo:font-weight="bold" style:font-weight-asian="bold" style:font-weight-complex="bold"/>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fo:font-weight="bold" style:font-weight-asian="bold" style:font-weight-complex="bold"/>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fo:font-weight="bold" style:font-weight-asian="bold" style:font-weight-complex="bold"/>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fo:font-weight="bold" style:font-weight-asian="bold" style:font-weight-complex="bold"/>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P394" style:parent-style-name="Normal" style:family="paragraph">
      <style:paragraph-properties fo:break-before="page"/>
      <style:text-properties style:font-name="Arial" style:font-name-complex="Arial" fo:font-weight="bold" style:font-weight-asian="bold" style:font-weight-complex="bold" fo:hyphenate="true"/>
    </style:style>
    <style:style style:name="P3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96" style:parent-style-name="Policepardéfaut" style:family="text">
      <style:text-properties style:font-name="Arial" style:font-name-complex="Arial" fo:font-weight="bold" style:font-weight-asian="bold" style:font-weight-complex="bold"/>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fo:font-weight="bold" style:font-weight-asian="bold" style:font-weight-complex="bold"/>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fo:font-weight="bold" style:font-weight-asian="bold" style:font-weight-complex="bold"/>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fo:font-weight="bold" style:font-weight-asian="bold" style:font-weight-complex="bold"/>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fo:font-weight="bold" style:font-weight-asian="bold" style:font-weight-complex="bold"/>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fo:font-weight="bold" style:font-weight-asian="bold" style:font-weight-complex="bold"/>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fo:font-weight="bold" style:font-weight-asian="bold" style:font-weight-complex="bold"/>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fo:font-weight="bold" style:font-weight-asian="bold" style:font-weight-complex="bold"/>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fo:font-weight="bold" style:font-weight-asian="bold" style:font-weight-complex="bold"/>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fo:font-weight="bold" style:font-weight-asian="bold" style:font-weight-complex="bold"/>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fo:font-weight="bold" style:font-weight-asian="bold" style:font-weight-complex="bold"/>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fo:font-weight="bold" style:font-weight-asian="bold" style:font-weight-complex="bold"/>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fo:font-weight="bold" style:font-weight-asian="bold" style:font-weight-complex="bold"/>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fo:font-weight="bold" style:font-weight-asian="bold" style:font-weight-complex="bold"/>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fo:font-weight="bold" style:font-weight-asian="bold" style:font-weight-complex="bold"/>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fo:font-weight="bold" style:font-weight-asian="bold" style:font-weight-complex="bold"/>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fo:font-weight="bold" style:font-weight-asian="bold" style:font-weight-complex="bold"/>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style:style>
    <style:style style:name="P457" style:parent-style-name="Normal" style:family="paragraph">
      <style:paragraph-properties fo:break-before="page"/>
      <style:text-properties style:font-name="Arial" style:font-name-complex="Arial" fo:hyphenate="true"/>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fo:font-weight="bold" style:font-weight-asian="bold" style:font-weight-complex="bold"/>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fo:font-weight="bold" style:font-weight-asian="bold" style:font-weight-complex="bold"/>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fo:font-weight="bold" style:font-weight-asian="bold" style:font-weight-complex="bold"/>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style:style>
    <style:style style:name="P468"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6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70" style:parent-style-name="Policepardéfaut" style:family="text">
      <style:text-properties style:font-name="Arial" style:font-name-complex="Arial" fo:font-weight="bold" style:font-weight-asian="bold" style:font-weight-complex="bold"/>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fo:font-weight="bold" style:font-weight-asian="bold" style:font-weight-complex="bold"/>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fo:font-weight="bold" style:font-weight-asian="bold" style:font-weight-complex="bold"/>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fo:font-weight="bold" style:font-weight-asian="bold" style:font-weight-complex="bold"/>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fo:font-weight="bold" style:font-weight-asian="bold" style:font-weight-complex="bold"/>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fo:font-weight="bold" style:font-weight-asian="bold" style:font-weight-complex="bold"/>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fo:font-weight="bold" style:font-weight-asian="bold" style:font-weight-complex="bold"/>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P499" style:parent-style-name="Normal" style:family="paragraph">
      <style:paragraph-properties fo:break-before="page"/>
      <style:text-properties style:font-name="Arial" style:font-name-complex="Arial" fo:font-weight="bold" style:font-weight-asian="bold" style:font-weight-complex="bold" fo:hyphenate="true"/>
    </style:style>
    <style:style style:name="P50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01" style:parent-style-name="Policepardéfaut" style:family="text">
      <style:text-properties style:font-name="Arial" style:font-name-complex="Arial" fo:font-weight="bold" style:font-weight-asian="bold" style:font-weight-complex="bold"/>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fo:font-weight="bold" style:font-weight-asian="bold" style:font-weight-complex="bold"/>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fo:font-weight="bold" style:font-weight-asian="bold" style:font-weight-complex="bold"/>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fo:font-weight="bold" style:font-weight-asian="bold" style:font-weight-complex="bold"/>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fo:font-weight="bold" style:font-weight-asian="bold" style:font-weight-complex="bold"/>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fo:font-weight="bold" style:font-weight-asian="bold" style:font-weight-complex="bold"/>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fo:font-weight="bold" style:font-weight-asian="bold" style:font-weight-complex="bold"/>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fo:font-weight="bold" style:font-weight-asian="bold" style:font-weight-complex="bold"/>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fo:font-weight="bold" style:font-weight-asian="bold" style:font-weight-complex="bold"/>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fo:font-weight="bold" style:font-weight-asian="bold" style:font-weight-complex="bold"/>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style:style>
    <style:style style:name="P540" style:parent-style-name="Normal" style:family="paragraph">
      <style:paragraph-properties fo:break-before="page"/>
      <style:text-properties style:font-name="Arial" style:font-name-complex="Arial" fo:font-weight="bold" style:font-weight-asian="bold" style:font-weight-complex="bold" fo:hyphenate="true"/>
    </style:style>
    <style:style style:name="P54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42" style:parent-style-name="Policepardéfaut" style:family="text">
      <style:text-properties style:font-name="Arial" style:font-name-complex="Arial" fo:font-weight="bold" style:font-weight-asian="bold" style:font-weight-complex="bold"/>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fo:font-weight="bold" style:font-weight-asian="bold" style:font-weight-complex="bold"/>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fo:font-weight="bold" style:font-weight-asian="bold" style:font-weight-complex="bold"/>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style:style>
    <style:style style:name="P551" style:parent-style-name="Normal" style:list-style-name="LFO5" style:family="paragraph">
      <style:text-properties style:font-name="Arial" style:font-name-complex="Arial"/>
    </style:style>
    <style:style style:name="P552" style:parent-style-name="Normal" style:list-style-name="LFO5" style:family="paragraph">
      <style:text-properties style:font-name="Arial" style:font-name-complex="Arial"/>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fo:font-weight="bold" style:font-weight-asian="bold" style:font-weight-complex="bold"/>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fo:font-weight="bold" style:font-weight-asian="bold" style:font-weight-complex="bold"/>
    </style:style>
    <style:style style:name="T559" style:parent-style-name="Policepardéfaut" style:family="text">
      <style:text-properties style:font-name="Arial" style:font-name-complex="Arial"/>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fo:font-weight="bold" style:font-weight-asian="bold" style:font-weight-complex="bold"/>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fo:font-weight="bold" style:font-weight-asian="bold" style:font-weight-complex="bold"/>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fo:font-weight="bold" style:font-weight-asian="bold" style:font-weight-complex="bold"/>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P575" style:parent-style-name="Normal" style:family="paragraph">
      <style:paragraph-properties fo:break-before="page"/>
      <style:text-properties style:font-name="Arial" style:font-name-complex="Arial" fo:font-weight="bold" style:font-weight-asian="bold" style:font-weight-complex="bold" fo:hyphenate="true"/>
    </style:style>
    <style:style style:name="P57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77" style:parent-style-name="Policepardéfaut" style:family="text">
      <style:text-properties style:font-name="Arial" style:font-name-complex="Arial" fo:font-weight="bold" style:font-weight-asian="bold" style:font-weight-complex="bold"/>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fo:font-weight="bold" style:font-weight-asian="bold" style:font-weight-complex="bold"/>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fo:font-weight="bold" style:font-weight-asian="bold" style:font-weight-complex="bold"/>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style:style>
    <style:style style:name="T586" style:parent-style-name="Policepardéfaut" style:family="text">
      <style:text-properties style:font-name="Arial" style:font-name-complex="Arial"/>
    </style:style>
    <style:style style:name="P587" style:parent-style-name="Normal" style:family="paragraph">
      <style:text-properties fo:hyphenate="true"/>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fo:font-weight="bold" style:font-weight-asian="bold" style:font-weight-complex="bold"/>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fo:font-weight="bold" style:font-weight-asian="bold" style:font-weight-complex="bold"/>
    </style:style>
    <style:style style:name="T599" style:parent-style-name="Policepardéfaut" style:family="text">
      <style:text-properties style:font-name="Arial" style:font-name-complex="Arial"/>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style:style>
    <style:style style:name="P617" style:parent-style-name="Normal" style:family="paragraph">
      <style:paragraph-properties fo:break-before="page"/>
      <style:text-properties style:font-name="Arial" style:font-name-complex="Arial" fo:font-weight="bold" style:font-weight-asian="bold" style:font-weight-complex="bold" fo:hyphenate="true"/>
    </style:style>
    <style:style style:name="P61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fo:font-weight="bold" style:font-weight-asian="bold" style:font-weight-complex="bold"/>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fo:font-weight="bold" style:font-weight-asian="bold" style:font-weight-complex="bold"/>
    </style:style>
    <style:style style:name="T638" style:parent-style-name="Policepardéfaut" style:family="text">
      <style:text-properties style:font-name="Arial" style:font-name-complex="Arial"/>
    </style:style>
    <style:style style:name="T639" style:parent-style-name="Policepardéfaut" style:family="text">
      <style:text-properties style:font-name="Arial" style:font-name-complex="Arial"/>
    </style:style>
    <style:style style:name="T640" style:parent-style-name="Policepardéfaut" style:family="text">
      <style:text-properties style:font-name="Arial" style:font-name-complex="Arial"/>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fo:font-weight="bold" style:font-weight-asian="bold" style:font-weight-complex="bold"/>
    </style:style>
    <style:style style:name="T643" style:parent-style-name="Policepardéfaut" style:family="text">
      <style:text-properties style:font-name="Arial" style:font-name-complex="Arial"/>
    </style:style>
    <style:style style:name="T644" style:parent-style-name="Policepardéfaut" style:family="text">
      <style:text-properties style:font-name="Arial" style:font-name-complex="Arial" fo:font-weight="bold" style:font-weight-asian="bold" style:font-weight-complex="bold"/>
    </style:style>
    <style:style style:name="T645" style:parent-style-name="Policepardéfaut" style:family="text">
      <style:text-properties style:font-name="Arial" style:font-name-complex="Arial" fo:font-weight="bold" style:font-weight-asian="bold" style:font-weight-complex="bold"/>
    </style:style>
    <style:style style:name="T646" style:parent-style-name="Policepardéfaut" style:family="text">
      <style:text-properties style:font-name="Arial" style:font-name-complex="Arial"/>
    </style:style>
    <style:style style:name="T647" style:parent-style-name="Policepardéfaut" style:family="text">
      <style:text-properties style:font-name="Arial" style:font-name-complex="Arial" fo:font-weight="bold" style:font-weight-asian="bold" style:font-weight-complex="bold"/>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fo:font-weight="bold" style:font-weight-asian="bold" style:font-weight-complex="bold"/>
    </style:style>
    <style:style style:name="T650" style:parent-style-name="Policepardéfaut" style:family="text">
      <style:text-properties style:font-name="Arial" style:font-name-complex="Arial"/>
    </style:style>
    <style:style style:name="P651" style:parent-style-name="Normal" style:family="paragraph">
      <style:text-properties style:font-name="Arial" style:font-name-complex="Arial"/>
    </style:style>
    <style:style style:name="T652" style:parent-style-name="Policepardéfaut" style:family="text">
      <style:text-properties style:font-name="Arial" style:font-name-complex="Arial" fo:font-weight="bold" style:font-weight-asian="bold" style:font-weight-complex="bold"/>
    </style:style>
    <style:style style:name="T653" style:parent-style-name="Policepardéfaut" style:family="text">
      <style:text-properties style:font-name="Arial" style:font-name-complex="Arial" fo:font-weight="bold" style:font-weight-asian="bold" style:font-weight-complex="bold"/>
    </style:style>
    <style:style style:name="T654" style:parent-style-name="Policepardéfaut" style:family="text">
      <style:text-properties style:font-name="Arial" style:font-name-complex="Arial"/>
    </style:style>
    <style:style style:name="T655" style:parent-style-name="Policepardéfaut" style:family="text">
      <style:text-properties style:font-name="Arial" style:font-name-complex="Arial" fo:font-weight="bold" style:font-weight-asian="bold" style:font-weight-complex="bold"/>
    </style:style>
    <style:style style:name="T656" style:parent-style-name="Policepardéfaut" style:family="text">
      <style:text-properties style:font-name="Arial" style:font-name-complex="Arial" fo:font-style="italic" style:font-style-asian="italic" style:font-style-complex="italic"/>
    </style:style>
    <style:style style:name="T657" style:parent-style-name="Policepardéfaut" style:family="text">
      <style:text-properties style:font-name="Arial" style:font-name-complex="Arial" fo:font-weight="bold" style:font-weight-asian="bold" style:font-weight-complex="bold"/>
    </style:style>
    <style:style style:name="T658" style:parent-style-name="Policepardéfaut" style:family="text">
      <style:text-properties style:font-name="Arial" style:font-name-complex="Arial" fo:font-weight="bold" style:font-weight-asian="bold" style:font-weight-complex="bold"/>
    </style:style>
    <style:style style:name="T659" style:parent-style-name="Policepardéfaut" style:family="text">
      <style:text-properties style:font-name="Arial" style:font-name-complex="Arial"/>
    </style:style>
    <style:style style:name="T660"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_DETAIL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89">Parameter:<text:s/></text:span><text:span text:style-name="T90">module_r</text:span><text:span text:style-name="T91"><text:line-break/></text:span><text:span text:style-name="T92">Default value:<text:s/></text:span><text:span text:style-name="T93">r</text:span><text:span text:style-name="T94"><text:line-break/></text:span><text:span text:style-name="T95">Description:</text:span><text:span text:style-name="T96"><text:line-break/></text:span><text:span text:style-name="T97">Name and version of the R module to be loaded on the cluster.</text:span></text:p>
      <text:p text:style-name="Normal"><text:span text:style-name="T98"><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others</text:span><text:span text:style-name="T101"><text:line-break/></text:span><text:span text:style-name="T102">Default value:<text:s/></text:span><text:span text:style-name="T103">empty</text:span><text:span text:style-name="T104"><text:line-break/></text:span><text:span text:style-name="T105">Description:</text:span><text:span text:style-name="T106"><text:line-break/></text:span><text:span text:style-name="T107">Comma-separated list of additional modules (e.g., software stack and dependencies) required to access R on the cluster. This field is cluster-specific and may include 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soft-page-break/>
      <text:p text:style-name="Normal"><text:span text:style-name="T109">Parameter:</text:span><text:span text:style-name="T110"><text:s/></text:span><text:span text:style-name="T111">R</text:span><text:span text:style-name="T112">lib_path</text:span><text:span text:style-name="T113"><text:line-break/></text:span><text:span text:style-name="T114">Default value:</text:span><text:span text:style-name="T115"><text:s/>/users/R</text:span><text:span text:style-name="T116"><text:line-break/></text:span><text:span text:style-name="T117">Description:</text:span><text:span text:style-name="T118"><text:line-break/></text:span><text:span text:style-name="T119">Path to the R libraries. Ensure nsdm2 package and dependencies are installed here.</text:span></text:p>
      <text:p text:style-name="Normal"><text:span text:style-name="T120"><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21">Parameter:</text:span><text:span text:style-name="T122"><text:s/>seed</text:span><text:span text:style-name="T123"><text:line-break/></text:span><text:span text:style-name="T124">Default value:</text:span><text:span text:style-name="T125"><text:s/>12345</text:span><text:span text:style-name="T126"><text:line-break/></text:span><text:span text:style-name="T127">Description:</text:span><text:span text:style-name="T128"><text:line-break/></text:span><text:span text:style-name="T129">Seed value for reproducibility in R scripts (set.seed)</text:span></text:p>
      <text:soft-page-break/>
      <text:p text:style-name="P130">Species Data</text:p>
      <text:p text:style-name="Normal"><text:span text:style-name="T131">Parameter:</text:span><text:span text:style-name="T132"><text:s/>n_spe</text:span><text:span text:style-name="T133"><text:line-break/></text:span><text:span text:style-name="T134">Default value:</text:span><text:span text:style-name="T135"><text:s/>3</text:span><text:span text:style-name="T136"><text:line-break/></text:span><text:span text:style-name="T137">Description:</text:span><text:span text:style-name="T138"><text:line-break/></text:span><text:span text:style-name="T139">Number of species included in the run. If forced_species list is available, it thins it to the first n_spe rows.</text:span></text:p>
      <text:p text:style-name="Normal"><text:span text:style-name="T140"><draw:custom-shape svg:x="0in" svg:y="0in" svg:width="45.51042in" svg:height="0.00139in" draw:id="id11" draw:style-name="a11" draw:name="Horizontal Line 353" text:anchor-type="as-char"><svg:title/><svg:desc/><draw:enhanced-geometry draw:type="non-primitive" svg:viewBox="0 0 21600 21600" draw:enhanced-path="M 0 0 L 21600 0 21600 21600 0 21600 Z N"/></draw:custom-shape></text:span></text:p>
      <text:p text:style-name="Normal"><text:span text:style-name="T141">Parameter:</text:span><text:span text:style-name="T142"><text:s/>n_mx_spe</text:span><text:span text:style-name="T143"><text:line-break/></text:span><text:span text:style-name="T144">Default<text:s/></text:span><text:span text:style-name="T145">value:</text:span><text:span text:style-name="T146"><text:s/>3</text:span><text:span text:style-name="T147"><text:line-break/></text:span><text:span text:style-name="T148">Description:</text:span><text:span text:style-name="T149"><text:line-break/></text:span><text:span text:style-name="T150">Maximum number of species processed simultaneously. Helps prevent memory or scratch overflow. If n_mx_spe &lt; n_spe, several N-SDM run will be started in a loop fashion.</text:span></text:p>
      <text:p text:style-name="Normal"><text:span text:style-name="T151"><draw:custom-shape svg:x="0in" svg:y="0in" svg:width="45.51042in" svg:height="0.00139in" draw:id="id12" draw:style-name="a12" draw:name="Horizontal Line 354" text:anchor-type="as-char"><svg:title/><svg:desc/><draw:enhanced-geometry draw:type="non-primitive" svg:viewBox="0 0 21600 21600" draw:enhanced-path="M 0 0 L 21600 0 21600 21600 0 21600 Z N"/></draw:custom-shape></text:span></text:p>
      <text:p text:style-name="Normal"><text:span text:style-name="T152">Parameter:</text:span><text:span text:style-name="T153"><text:s/>forced_species</text:span><text:span text:style-name="T154"><text:line-break/></text:span><text:span text:style-name="T155">Default value:</text:span><text:span text:style-name="T156"><text:s/>forced.psv</text:span><text:span text:style-name="T157"><text:line-break/></text:span><text:span text:style-name="T158">Description:</text:span><text:span text:style-name="T159"><text:line-break/></text:span><text:span text:style-name="T160">(Optional) Name of the .psv file stored in ./scripts/settings listing species to be used for the run. Each line must contain one species. See the example file provided on GitHub for template.</text:span></text:p>
      <text:p text:style-name="Normal"><text:span text:style-name="T161"><draw:custom-shape svg:x="0in" svg:y="0in" svg:width="45.51042in" svg:height="0.00139in" draw:id="id13" draw:style-name="a13" draw:name="Horizontal Line 355" text:anchor-type="as-char"><svg:title/><svg:desc/><draw:enhanced-geometry draw:type="non-primitive" svg:viewBox="0 0 21600 21600" draw:enhanced-path="M 0 0 L 21600 0 21600 21600 0 21600 Z N"/></draw:custom-shape></text:span></text:p>
      <text:p text:style-name="Normal"><text:span text:style-name="T162">Parameter:</text:span><text:span text:style-name="T163"><text:s/>glo_use_reg</text:span><text:span text:style-name="T164"><text:line-break/></text:span><text:span text:style-name="T165">Default value:</text:span><text:span text:style-name="T166"><text:s/>TRUE</text:span><text:span text:style-name="T167"><text:line-break/></text:span><text:span text:style-name="T168">Description:</text:span><text:span text:style-name="T169"><text:line-break/></text:span><text:span text:style-name="T170">If TRUE, regional species data stored in ./data/species/reg are also included in the global model. If FALSE they are processed independently.</text:span></text:p>
      <text:p text:style-name="Normal"><text:span text:style-name="T171"><draw:custom-shape svg:x="0in" svg:y="0in" svg:width="45.51042in" svg:height="0.00139in" draw:id="id14" draw:style-name="a14" draw:name="Horizontal Line 352" text:anchor-type="as-char"><svg:title/><svg:desc/><draw:enhanced-geometry draw:type="non-primitive" svg:viewBox="0 0 21600 21600" draw:enhanced-path="M 0 0 L 21600 0 21600 21600 0 21600 Z N"/></draw:custom-shape></text:span></text:p>
      <text:p text:style-name="Normal"><text:span text:style-name="T172">Parameter:</text:span><text:span text:style-name="T173"><text:s/>pa_po_reg</text:span><text:span text:style-name="T174"><text:line-break/></text:span><text:span text:style-name="T175">Default value:</text:span><text:span text:style-name="T176"><text:s/>po</text:span><text:span text:style-name="T177"><text:line-break/></text:span><text:span text:style-name="T178">Description:</text:span><text:span text:style-name="T179"><text:line-break/></text:span><text:span text:style-name="T180">Specifies whether regional species data are presence-only (po) or presence-absence (pa).</text:span></text:p>
      <text:p text:style-name="P181">If set to po, background points are generated. If set to pa, the function uses the 0 values from the optional pa column in the species dataset as absences.</text:p>
      <text:p text:style-name="Normal"><text:span text:style-name="T182"><draw:custom-shape svg:x="0in" svg:y="0in" svg:width="45.51042in" svg:height="0.00139in" draw:id="id15" draw:style-name="a15"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83">Parameter:</text:span><text:span text:style-name="T184"><text:s/>pa_po_glo</text:span><text:span text:style-name="T185"><text:line-break/></text:span><text:span text:style-name="T186">Default value:</text:span><text:span text:style-name="T187"><text:s/>po</text:span><text:span text:style-name="T188"><text:line-break/></text:span><text:span text:style-name="T189">Description:</text:span><text:span text:style-name="T190"><text:line-break/></text:span><text:span text:style-name="T191">Specifies whether global species data are presence-only (po) or presence-absence (pa).</text:span></text:p>
      <text:p text:style-name="P192">If set to po, background points are generated. If set to pa, the function uses the 0 values from the optional pa column in the species dataset as absences.</text:p>
      <text:p text:style-name="Normal"><text:span text:style-name="T193"><draw:custom-shape svg:x="0in" svg:y="0in" svg:width="45.51042in" svg:height="0.00139in" draw:id="id16" draw:style-name="a16" draw:name="Horizontal Line 357" text:anchor-type="as-char"><svg:title/><svg:desc/><draw:enhanced-geometry draw:type="non-primitive" svg:viewBox="0 0 21600 21600" draw:enhanced-path="M 0 0 L 21600 0 21600 21600 0 21600 Z N"/></draw:custom-shape></text:span></text:p>
      <text:p text:style-name="Normal"><text:span text:style-name="T194">Parameter:</text:span><text:span text:style-name="T195"><text:s/>min_occ_reg</text:span><text:span text:style-name="T196"><text:line-break/></text:span><text:span text:style-name="T197">Default value:</text:span><text:span text:style-name="T198"><text:s/>50</text:span><text:span text:style-name="T199"><text:line-break/></text:span><text:span text:style-name="T200">Description:</text:span><text:span text:style-name="T201"><text:line-break/></text:span><text:span text:style-name="T202">Minimum number of occurrences required for a species at the regional level. Species with &lt; min_occ_reg will be discarded.</text:span></text:p>
      <text:p text:style-name="Normal"><text:span text:style-name="T203"><draw:custom-shape svg:x="0in" svg:y="0in" svg:width="45.51042in" svg:height="0.00139in" draw:id="id17" draw:style-name="a17" draw:name="Horizontal Line 358" text:anchor-type="as-char"><svg:title/><svg:desc/><draw:enhanced-geometry draw:type="non-primitive" svg:viewBox="0 0 21600 21600" draw:enhanced-path="M 0 0 L 21600 0 21600 21600 0 21600 Z N"/></draw:custom-shape></text:span></text:p>
      <text:p text:style-name="Normal"><text:span text:style-name="T204">Parameter:</text:span><text:span text:style-name="T205"><text:s/>min_occ_glo</text:span><text:span text:style-name="T206"><text:line-break/></text:span><text:span text:style-name="T207">Default value:</text:span><text:span text:style-name="T208"><text:s/>50</text:span><text:span text:style-name="T209"><text:line-break/></text:span><text:span text:style-name="T210">Description:</text:span><text:span text:style-name="T211"><text:line-break/></text:span><text:span text:style-name="T212">Minimum number of occurrences required for a<text:s/></text:span><text:span text:style-name="T213">species at the global level. Species with &lt; min_occ_glo will be discarded.</text:span></text:p>
      <text:p text:style-name="Normal"><text:span text:style-name="T214"><draw:custom-shape svg:x="0in" svg:y="0in" svg:width="45.51042in" svg:height="0.00139in" draw:id="id18" draw:style-name="a18" draw:name="Horizontal Line 359" text:anchor-type="as-char"><svg:title/><svg:desc/><draw:enhanced-geometry draw:type="non-primitive" svg:viewBox="0 0 21600 21600" draw:enhanced-path="M 0 0 L 21600 0 21600 21600 0 21600 Z N"/></draw:custom-shape></text:span></text:p>
      <text:p text:style-name="Normal"><text:span text:style-name="T215">Parameter:</text:span><text:span text:style-name="T216"><text:s/>disag_reg</text:span><text:span text:style-name="T217"><text:line-break/></text:span><text:span text:style-name="T218">Default value:</text:span><text:span text:style-name="T219"><text:s/>TRUE</text:span><text:span text:style-name="T220"><text:line-break/></text:span><text:span text:style-name="T221">Description:</text:span><text:span text:style-name="T222"><text:line-break/></text:span><text:span text:style-name="T223">If TRUE, applies spatial and/or temporal disaggregation to regional occurrences to reduce sampling bias.</text:span></text:p>
      <text:p text:style-name="Normal"><text:span text:style-name="T224"><draw:custom-shape svg:x="0in" svg:y="0in" svg:width="45.51042in" svg:height="0.00139in" draw:id="id19" draw:style-name="a19" draw:name="Horizontal Line 360" text:anchor-type="as-char"><svg:title/><svg:desc/><draw:enhanced-geometry draw:type="non-primitive" svg:viewBox="0 0 21600 21600" draw:enhanced-path="M 0 0 L 21600 0 21600 21600 0 21600 Z N"/></draw:custom-shape></text:span></text:p>
      <text:p text:style-name="Normal"><text:span text:style-name="T225">Parameter:</text:span><text:span text:style-name="T226"><text:s/>disag_glo</text:span><text:span text:style-name="T227"><text:line-break/></text:span><text:span text:style-name="T228">Default value:</text:span><text:span text:style-name="T229"><text:s/>TRUE</text:span><text:span text:style-name="T230"><text:line-break/></text:span><text:span text:style-name="T231">Description:</text:span><text:span text:style-name="T232"><text:line-break/></text:span><text:span text:style-name="T233">If TRUE, applies spatial and/or temporal disaggregation to global occurrences to reduce sampling bias.</text:span></text:p>
      <text:p text:style-name="Normal"><text:span text:style-name="T234"><draw:custom-shape svg:x="0in" svg:y="0in" svg:width="45.51042in" svg:height="0.00139in" draw:id="id20" draw:style-name="a20" draw:name="Horizontal Line 361" text:anchor-type="as-char"><svg:title/><svg:desc/><draw:enhanced-geometry draw:type="non-primitive" svg:viewBox="0 0 21600 21600" draw:enhanced-path="M 0 0 L 21600 0 21600 21600 0 21600 Z N"/></draw:custom-shape></text:span></text:p>
      <text:p text:style-name="Normal"><text:span text:style-name="T235">Parameter:</text:span><text:span text:style-name="T236"><text:s/>thin_dist_reg</text:span><text:span text:style-name="T237"><text:line-break/></text:span><text:span text:style-name="T238">Default value:</text:span><text:span text:style-name="T239"><text:s/>200</text:span><text:span text:style-name="T240"><text:line-break/></text:span><text:span text:style-name="T241">Description:</text:span><text:span text:style-name="T242"><text:line-break/></text:span><text:span text:style-name="T243">If disag_reg. Distance threshold for spatial thinning of regional occurrences (level units, usually meters).</text:span></text:p>
      <text:soft-page-break/>
      <text:p text:style-name="Normal"><text:span text:style-name="T244"><draw:custom-shape svg:x="0in" svg:y="0in" svg:width="45.51042in" svg:height="0.00139in" draw:id="id21" draw:style-name="a21" draw:name="Horizontal Line 362" text:anchor-type="as-char"><svg:title/><svg:desc/><draw:enhanced-geometry draw:type="non-primitive" svg:viewBox="0 0 21600 21600" draw:enhanced-path="M 0 0 L 21600 0 21600 21600 0 21600 Z N"/></draw:custom-shape></text:span></text:p>
      <text:p text:style-name="Normal"><text:span text:style-name="T245">Parameter:</text:span><text:span text:style-name="T246"><text:s/>thin_time_reg</text:span><text:span text:style-name="T247"><text:line-break/></text:span><text:span text:style-name="T248">Default value:</text:span><text:span text:style-name="T249"><text:s/>5</text:span><text:span text:style-name="T250"><text:line-break/></text:span><text:span text:style-name="T251">Description:</text:span><text:span text:style-name="T252"><text:line-break/></text:span><text:span text:style-name="T253">If disag_reg. Minimum temporal distance (in years) between retained presences for regional data.</text:span></text:p>
      <text:p text:style-name="Normal"><text:span text:style-name="T254"><draw:custom-shape svg:x="0in" svg:y="0in" svg:width="45.51042in" svg:height="0.00139in" draw:id="id22" draw:style-name="a22" draw:name="Horizontal Line 363" text:anchor-type="as-char"><svg:title/><svg:desc/><draw:enhanced-geometry draw:type="non-primitive" svg:viewBox="0 0 21600 21600" draw:enhanced-path="M 0 0 L 21600 0 21600 21600 0 21600 Z N"/></draw:custom-shape></text:span></text:p>
      <text:p text:style-name="Normal"><text:span text:style-name="T255">Parameter:</text:span><text:span text:style-name="T256"><text:s/>thin_dist_glo</text:span><text:span text:style-name="T257"><text:line-break/></text:span><text:span text:style-name="T258">Default value:</text:span><text:span text:style-name="T259"><text:s/>0.008333333</text:span><text:span text:style-name="T260"><text:line-break/></text:span><text:span text:style-name="T261">Description:</text:span><text:span text:style-name="T262"><text:line-break/></text:span><text:span text:style-name="T263">If disag_glo. Distance threshold for thinning in global models, (level units, usually degrees).</text:span></text:p>
      <text:p text:style-name="Normal"><text:span text:style-name="T264"><draw:custom-shape svg:x="0in" svg:y="0in" svg:width="45.51042in" svg:height="0.00139in" draw:id="id23" draw:style-name="a23" draw:name="Horizontal Line 364" text:anchor-type="as-char"><svg:title/><svg:desc/><draw:enhanced-geometry draw:type="non-primitive" svg:viewBox="0 0 21600 21600" draw:enhanced-path="M 0 0 L 21600 0 21600 21600 0 21600 Z N"/></draw:custom-shape></text:span></text:p>
      <text:p text:style-name="Normal"><text:span text:style-name="T265">Parameter:</text:span><text:span text:style-name="T266"><text:s/>thin_time_glo</text:span><text:span text:style-name="T267"><text:line-break/></text:span><text:span text:style-name="T268">Default value:</text:span><text:span text:style-name="T269"><text:s/>NULL</text:span><text:span text:style-name="T270"><text:line-break/></text:span><text:span text:style-name="T271">Description:</text:span><text:span text:style-name="T272"><text:line-break/></text:span><text:span text:style-name="T273">If disag_glo. Temporal thinning for global occurrences. NULL = no thinning applied.</text:span></text:p>
      <text:p text:style-name="Normal"><text:span text:style-name="T274"><draw:custom-shape svg:x="0in" svg:y="0in" svg:width="45.51042in" svg:height="0.00139in" draw:id="id24" draw:style-name="a24" draw:name="Horizontal Line 365" text:anchor-type="as-char"><svg:title/><svg:desc/><draw:enhanced-geometry draw:type="non-primitive" svg:viewBox="0 0 21600 21600" draw:enhanced-path="M 0 0 L 21600 0 21600 21600 0 21600 Z N"/></draw:custom-shape></text:span></text:p>
      <text:p text:style-name="Normal"><text:span text:style-name="T275">Parameter:</text:span><text:span text:style-name="T276"><text:s/>back_strat</text:span><text:span text:style-name="T277"><text:line-break/></text:span><text:span text:style-name="T278">Default value:</text:span><text:span text:style-name="T279"><text:s/>random</text:span><text:span text:style-name="T280"><text:line-break/></text:span><text:span text:style-name="T281">Description:</text:span><text:span text:style-name="T282"><text:line-break/></text:span><text:span text:style-name="T283">If pa_po_reg <text:s/>or pa_po_glo is TRUE. Strategy for generating background points in presence-only data:</text:span></text:p>
      <text:list text:style-name="LFO2" text:continue-numbering="true">
        <text:list-item>
          <text:p text:style-name="P284">random: uniform random</text:p>
        </text:list-item>
        <text:list-item>
          <text:p text:style-name="P285">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86"><draw:custom-shape svg:x="0in" svg:y="0in" svg:width="45.51042in" svg:height="0.00139in" draw:id="id25" draw:style-name="a25" draw:name="Horizontal Line 366" text:anchor-type="as-char"><svg:title/><svg:desc/><draw:enhanced-geometry draw:type="non-primitive" svg:viewBox="0 0 21600 21600" draw:enhanced-path="M 0 0 L 21600 0 21600 21600 0 21600 Z N"/></draw:custom-shape></text:span></text:p>
      <text:p text:style-name="Normal"><text:span text:style-name="T287">Parameter:</text:span><text:span text:style-name="T288"><text:s/>n_back</text:span><text:span text:style-name="T289"><text:line-break/></text:span><text:span text:style-name="T290">Default value:</text:span><text:span text:style-name="T291"><text:s/>10000</text:span><text:span text:style-name="T292"><text:line-break/></text:span><text:span text:style-name="T293">Description:</text:span><text:span text:style-name="T294"><text:line-break/></text:span><text:span text:style-name="T295">If pa_po_reg <text:s/>or pa_po_glo is TRUE. Number of background points to generate.</text:span></text:p>
      <text:p text:style-name="P296"/>
      <text:p text:style-name="P297">Covariate Data and Selection</text:p>
      <text:p text:style-name="Normal"><text:span text:style-name="T298">Parameter:</text:span><text:span text:style-name="T299"><text:s/>expert_table</text:span><text:span text:style-name="T300"><text:line-break/></text:span><text:span text:style-name="T301">Default value:</text:span><text:span text:style-name="T302"><text:s/>expert_table.psv</text:span><text:span text:style-name="T303"><text:line-break/></text:span><text:span text:style-name="T304">Description:</text:span><text:span text:style-name="T305"><text:line-break/></text:span><text:span text:style-name="T306">(Optional) Name of the .psv file for the pre-filtering table listing allowed covariates for each species group, to be stored in ./scripts/settings. See the example file provided on GitHub for template.</text:span></text:p>
      <text:p text:style-name="Normal"><text:span text:style-name="T307"><draw:custom-shape svg:x="0in" svg:y="0in" svg:width="45.51042in" svg:height="0.00139in" draw:id="id26" draw:style-name="a26" draw:name="Horizontal Line 370" text:anchor-type="as-char"><svg:title/><svg:desc/><draw:enhanced-geometry draw:type="non-primitive" svg:viewBox="0 0 21600 21600" draw:enhanced-path="M 0 0 L 21600 0 21600 21600 0 21600 Z N"/></draw:custom-shape></text:span></text:p>
      <text:p text:style-name="Normal"><text:span text:style-name="T308">Parameter:</text:span><text:span text:style-name="T309"><text:s/>cov_observ</text:span><text:span text:style-name="T310"><text:line-break/></text:span><text:span text:style-name="T311">Default value:</text:span><text:span text:style-name="T312"><text:s/>c('reg_transport_tlm3d_dist2road', … )</text:span><text:span text:style-name="T313"><text:line-break/></text:span><text:span text:style-name="T314">Description:</text:span><text:span text:style-name="T315"><text:line-break/></text:span><text:span text:style-name="T316">List of observational covariates, provided in the form level_category_dataset_variable. These are fixed to constant values during predictions to handle observational biases. Leave it NULL if not relevant.</text:span></text:p>
      <text:p text:style-name="Normal"><text:span text:style-name="T317"><draw:custom-shape svg:x="0in" svg:y="0in" svg:width="45.51042in" svg:height="0.00139in" draw:id="id27" draw:style-name="a27" draw:name="Horizontal Line 368" text:anchor-type="as-char"><svg:title/><svg:desc/><draw:enhanced-geometry draw:type="non-primitive" svg:viewBox="0 0 21600 21600" draw:enhanced-path="M 0 0 L 21600 0 21600 21600 0 21600 Z N"/></draw:custom-shape></text:span></text:p>
      <text:p text:style-name="Normal"><text:span text:style-name="T318">Parameter:</text:span><text:span text:style-name="T319"><text:s/>cov_observ_val</text:span><text:span text:style-name="T320"><text:line-break/></text:span><text:span text:style-name="T321">Default value:</text:span><text:span text:style-name="T322"><text:s/>median</text:span><text:span text:style-name="T323"><text:line-break/></text:span><text:span text:style-name="T324">Description:</text:span><text:span text:style-name="T325"><text:line-break/></text:span><text:span text:style-name="T326">If any cov_observ. Specifies how observational covariate values are fixed:</text:span></text:p>
      <text:list text:style-name="LFO3" text:continue-numbering="true">
        <text:list-item>
          <text:p text:style-name="P327">median, zero, or max.</text:p>
        </text:list-item>
      </text:list>
      <text:p text:style-name="Normal"><text:span text:style-name="T328"><draw:custom-shape svg:x="0in" svg:y="0in" svg:width="45.51042in" svg:height="0.00139in" draw:id="id28" draw:style-name="a28" draw:name="Horizontal Line 369" text:anchor-type="as-char"><svg:title/><svg:desc/><draw:enhanced-geometry draw:type="non-primitive" svg:viewBox="0 0 21600 21600" draw:enhanced-path="M 0 0 L 21600 0 21600 21600 0 21600 Z N"/></draw:custom-shape></text:span></text:p>
      <text:p text:style-name="Normal"><text:span text:style-name="T329">Parameter:</text:span><text:span text:style-name="T330"><text:s/>tmatch_glo</text:span><text:span text:style-name="T331"><text:line-break/></text:span><text:span text:style-name="T332">Default value:</text:span><text:span text:style-name="T333"><text:s/>FALSE</text:span><text:span text:style-name="T334"><text:line-break/></text:span><text:span text:style-name="T335">Description:</text:span><text:span text:style-name="T336"><text:line-break/></text:span><text:span text:style-name="T337">If TRUE, when possible, applies temporal<text:s/></text:span><text:span text:style-name="T338">matching between occurrence records and covariate data in global models.</text:span></text:p>
      <text:p text:style-name="Normal"><text:span text:style-name="T339"><draw:custom-shape svg:x="0in" svg:y="0in" svg:width="45.51042in" svg:height="0.00139in" draw:id="id29" draw:style-name="a29" draw:name="Horizontal Line 371" text:anchor-type="as-char"><svg:title/><svg:desc/><draw:enhanced-geometry draw:type="non-primitive" svg:viewBox="0 0 21600 21600" draw:enhanced-path="M 0 0 L 21600 0 21600 21600 0 21600 Z N"/></draw:custom-shape></text:span></text:p>
      <text:p text:style-name="Normal"><text:span text:style-name="T340">Parameter:</text:span><text:span text:style-name="T341"><text:s/>tmatch_reg</text:span><text:span text:style-name="T342"><text:line-break/></text:span><text:span text:style-name="T343">Default value:</text:span><text:span text:style-name="T344"><text:s/>TRUE</text:span><text:span text:style-name="T345"><text:line-break/></text:span><text:span text:style-name="T346">Description:</text:span><text:span text:style-name="T347"><text:line-break/></text:span><text:span text:style-name="T348">If TRUE, when possible, applies temporal matching between occurrence records and covariate data in regional models.</text:span></text:p>
      <text:p text:style-name="Normal"><text:span text:style-name="T349"><draw:custom-shape svg:x="0in" svg:y="0in" svg:width="45.51042in" svg:height="0.00139in" draw:id="id30" draw:style-name="a30"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50">Parameter:</text:span><text:span text:style-name="T351"><text:s/>tmatch_scheme_glo</text:span><text:span text:style-name="T352"><text:line-break/></text:span><text:span text:style-name="T353">Default value:</text:span><text:span text:style-name="T354"><text:s/>npts</text:span><text:span text:style-name="T355"><text:line-break/></text:span><text:span text:style-name="T356">Description:</text:span><text:span text:style-name="T357"><text:line-break/></text:span><text:span text:style-name="T358">Scheme for temporal matching (global level):</text:span></text:p>
      <text:list text:style-name="LFO4" text:continue-numbering="true">
        <text:list-item>
          <text:p text:style-name="P359">npts = nearest previous time slice</text:p>
        </text:list-item>
        <text:list-item>
          <text:p text:style-name="P360">nts = nearest time slice (either direction).</text:p>
        </text:list-item>
      </text:list>
      <text:p text:style-name="Normal"><text:span text:style-name="T361"><draw:custom-shape svg:x="0in" svg:y="0in" svg:width="45.51042in" svg:height="0.00139in" draw:id="id31" draw:style-name="a31" draw:name="Horizontal Line 373" text:anchor-type="as-char"><svg:title/><svg:desc/><draw:enhanced-geometry draw:type="non-primitive" svg:viewBox="0 0 21600 21600" draw:enhanced-path="M 0 0 L 21600 0 21600 21600 0 21600 Z N"/></draw:custom-shape></text:span></text:p>
      <text:p text:style-name="Normal"><text:span text:style-name="T362">Parameter:</text:span><text:span text:style-name="T363"><text:s/>tmatch_scheme_reg</text:span><text:span text:style-name="T364"><text:line-break/></text:span><text:span text:style-name="T365">Default value:</text:span><text:span text:style-name="T366"><text:s/>npts</text:span><text:span text:style-name="T367"><text:line-break/></text:span><text:span text:style-name="T368">Description:</text:span><text:span text:style-name="T369"><text:line-break/></text:span><text:span text:style-name="T370">Scheme for<text:s/></text:span><text:span text:style-name="T371">temporal matching (regional level):</text:span></text:p>
      <text:list text:style-name="LFO4" text:continue-numbering="true">
        <text:list-item>
          <text:p text:style-name="P372">npts = nearest previous time slice</text:p>
        </text:list-item>
        <text:list-item>
          <text:p text:style-name="P373">nts = nearest time slice (either direction).</text:p>
        </text:list-item>
      </text:list>
      <text:p text:style-name="Normal"><text:span text:style-name="T374"><draw:custom-shape svg:x="0in" svg:y="0in" svg:width="45.51042in" svg:height="0.00139in" draw:id="id32" draw:style-name="a32" draw:name="Horizontal Line 375" text:anchor-type="as-char"><svg:title/><svg:desc/><draw:enhanced-geometry draw:type="non-primitive" svg:viewBox="0 0 21600 21600" draw:enhanced-path="M 0 0 L 21600 0 21600 21600 0 21600 Z N"/></draw:custom-shape></text:span></text:p>
      <text:p text:style-name="Normal"><text:span text:style-name="T375">Parameter:</text:span><text:span text:style-name="T376"><text:s/>cor_cut</text:span><text:span text:style-name="T377"><text:line-break/></text:span><text:span text:style-name="T378">Default value:</text:span><text:span text:style-name="T379"><text:s/>0.7</text:span><text:span text:style-name="T380"><text:line-break/></text:span><text:span text:style-name="T381">Description:</text:span><text:span text:style-name="T382"><text:line-break/></text:span><text:span text:style-name="T383">Threshold for Pearson correlation coefficient used to filter colinear covariates.</text:span></text:p>
      <text:p text:style-name="Normal"><text:span text:style-name="T384"><draw:custom-shape svg:x="0in" svg:y="0in" svg:width="45.51042in" svg:height="0.00139in" draw:id="id33" draw:style-name="a33" draw:name="Horizontal Line 376" text:anchor-type="as-char"><svg:title/><svg:desc/><draw:enhanced-geometry draw:type="non-primitive" svg:viewBox="0 0 21600 21600" draw:enhanced-path="M 0 0 L 21600 0 21600 21600 0 21600 Z N"/></draw:custom-shape></text:span></text:p>
      <text:p text:style-name="Normal"><text:span text:style-name="T385">Parameter:</text:span><text:span text:style-name="T386"><text:s/>max_thre</text:span><text:span text:style-name="T387"><text:line-break/></text:span><text:span text:style-name="T388">Default value:</text:span><text:span text:style-name="T389"><text:s/>12</text:span><text:span text:style-name="T390"><text:line-break/></text:span><text:span text:style-name="T391">Description:</text:span><text:span text:style-name="T392"><text:line-break/></text:span><text:span text:style-name="T393">Maximum possible number of covariates allowed in a model.</text:span></text:p>
      <text:p text:style-name="P394"/>
      <text:p text:style-name="P395">Modelling Algorithms and Validation</text:p>
      <text:p text:style-name="Normal"><text:span text:style-name="T396">Parameter:</text:span><text:span text:style-name="T397"><text:s/>mod_algo</text:span><text:span text:style-name="T398"><text:line-break/></text:span><text:span text:style-name="T399">Default value:</text:span><text:span text:style-name="T400"><text:s/>c('glm','gam','max','rf','gbm')</text:span><text:span text:style-name="T401"><text:line-break/></text:span><text:span text:style-name="T402">Description:</text:span><text:span text:style-name="T403"><text:line-break/></text:span><text:span text:style-name="T404">List of algorithms to run. ‘esm’ may also be specified, but independently.</text:span></text:p>
      <text:p text:style-name="Normal"><text:span text:style-name="T405"><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6">Parameter:</text:span><text:span text:style-name="T407"><text:s/>param_grid</text:span><text:span text:style-name="T408"><text:line-break/></text:span><text:span text:style-name="T409">Default value:</text:span><text:span text:style-name="T410"><text:s/>param_grid.psv</text:span><text:span text:style-name="T411"><text:line-break/></text:span><text:span text:style-name="T412">Description:</text:span><text:span text:style-name="T413"><text:line-break/></text:span><text:span text:style-name="T414">Name of the .psv file stored in ./scripts/settings specifying the hyperparameter tuning grid. See the example file provided on GitHub for template.</text:span></text:p>
      <text:p text:style-name="Normal"><text:span text:style-name="T415"><draw:custom-shape svg:x="0in" svg:y="0in" svg:width="45.51042in" svg:height="0.00139in" draw:id="id35" draw:style-name="a35" draw:name="Horizontal Line 378" text:anchor-type="as-char"><svg:title/><svg:desc/><draw:enhanced-geometry draw:type="non-primitive" svg:viewBox="0 0 21600 21600" draw:enhanced-path="M 0 0 L 21600 0 21600 21600 0 21600 Z N"/></draw:custom-shape></text:span></text:p>
      <text:p text:style-name="Normal"><text:span text:style-name="T416">Parameter:</text:span><text:span text:style-name="T417"><text:s/>reps</text:span><text:span text:style-name="T418"><text:line-break/></text:span><text:span text:style-name="T419">Default value:</text:span><text:span text:style-name="T420"><text:s/>5</text:span><text:span text:style-name="T421"><text:line-break/></text:span><text:span text:style-name="T422">Description:</text:span><text:span text:style-name="T423"><text:line-break/></text:span><text:span text:style-name="T424">Number of cross-validation replicates.</text:span></text:p>
      <text:p text:style-name="Normal"><text:span text:style-name="T425"><draw:custom-shape svg:x="0in" svg:y="0in" svg:width="45.51042in" svg:height="0.00139in" draw:id="id36" draw:style-name="a36" draw:name="Horizontal Line 383" text:anchor-type="as-char"><svg:title/><svg:desc/><draw:enhanced-geometry draw:type="non-primitive" svg:viewBox="0 0 21600 21600" draw:enhanced-path="M 0 0 L 21600 0 21600 21600 0 21600 Z N"/></draw:custom-shape></text:span></text:p>
      <text:p text:style-name="Normal"><text:span text:style-name="T426">Parameter:</text:span><text:span text:style-name="T427"><text:s/>use_spatial_stratification</text:span><text:span text:style-name="T428"><text:line-break/></text:span><text:span text:style-name="T429">Default value:</text:span><text:span text:style-name="T430"><text:s/>FALSE</text:span><text:span text:style-name="T431"><text:line-break/></text:span><text:span text:style-name="T432">Description:</text:span><text:span text:style-name="T433"><text:line-break/></text:span><text:span text:style-name="T434">If TRUE, uses spatial clustering (k-means on coordinates) for building<text:s/></text:span><text:span text:style-name="T435">training/testing splits. If FALSE, points are drawn randomly (repeated split sampling).</text:span></text:p>
      <text:p text:style-name="Normal"><text:span text:style-name="T436"><draw:custom-shape svg:x="0in" svg:y="0in" svg:width="45.51042in" svg:height="0.00139in" draw:id="id37" draw:style-name="a37" draw:name="Horizontal Line 384" text:anchor-type="as-char"><svg:title/><svg:desc/><draw:enhanced-geometry draw:type="non-primitive" svg:viewBox="0 0 21600 21600" draw:enhanced-path="M 0 0 L 21600 0 21600 21600 0 21600 Z N"/></draw:custom-shape></text:span></text:p>
      <text:p text:style-name="Normal"><text:span text:style-name="T437">Parameter:</text:span><text:span text:style-name="T438"><text:s/>use_random_global</text:span><text:span text:style-name="T439"><text:line-break/></text:span><text:span text:style-name="T440">Default value:</text:span><text:span text:style-name="T441"><text:s/>TRUE</text:span><text:span text:style-name="T442"><text:line-break/></text:span><text:span text:style-name="T443">Description:</text:span><text:span text:style-name="T444"><text:line-break/></text:span><text:span text:style-name="T445">If use_spatial_stratification is TRUE. If TRUE, points for global splits are still drawn<text:s/></text:span><text:span text:style-name="T446">randomly while regional remain spatially stratified.</text:span></text:p>
      <text:p text:style-name="Normal"><text:span text:style-name="T447"><draw:custom-shape svg:x="0in" svg:y="0in" svg:width="45.51042in" svg:height="0.00139in" draw:id="id38" draw:style-name="a38" draw:name="Horizontal Line 385" text:anchor-type="as-char"><svg:title/><svg:desc/><draw:enhanced-geometry draw:type="non-primitive" svg:viewBox="0 0 21600 21600" draw:enhanced-path="M 0 0 L 21600 0 21600 21600 0 21600 Z N"/></draw:custom-shape></text:span></text:p>
      <text:p text:style-name="Normal"><text:span text:style-name="T448">Parameter:</text:span><text:span text:style-name="T449"><text:s/>eval_crit</text:span><text:span text:style-name="T450"><text:line-break/></text:span><text:span text:style-name="T451">Default value:</text:span><text:span text:style-name="T452"><text:s/>maxTSS</text:span><text:span text:style-name="T453"><text:line-break/></text:span><text:span text:style-name="T454">Description:</text:span><text:span text:style-name="T455"><text:line-break/></text:span><text:span text:style-name="T456">Metric used for thresholding predictions for threshold-dependent evaluations. Only maxTSS is supported for now.</text:span></text:p>
      <text:p text:style-name="P457"/>
      <text:p text:style-name="Normal"><text:span text:style-name="T458"><draw:custom-shape svg:x="0in" svg:y="0in" svg:width="45.51042in" svg:height="0.00139in" draw:id="id39" draw:style-name="a39" draw:name="Horizontal Line 386" text:anchor-type="as-char"><svg:title/><svg:desc/><draw:enhanced-geometry draw:type="non-primitive" svg:viewBox="0 0 21600 21600" draw:enhanced-path="M 0 0 L 21600 0 21600 21600 0 21600 Z N"/></draw:custom-shape></text:span></text:p>
      <text:p text:style-name="Normal"><text:span text:style-name="T459">Parameter:</text:span><text:span text:style-name="T460"><text:s/>best_met</text:span><text:span text:style-name="T461"><text:line-break/></text:span><text:span text:style-name="T462">Default value:</text:span><text:span text:style-name="T463"><text:s/>Score</text:span><text:span text:style-name="T464"><text:line-break/></text:span><text:span text:style-name="T465">Description:</text:span><text:span text:style-name="T466"><text:line-break/></text:span><text:span text:style-name="T467">Metric used to select best models (default Score averages AUC’, Boyce, maxTSS).</text:span></text:p>
      <text:p text:style-name="P468"/>
      <text:p text:style-name="P469">ESM-Specific Parameters (Ensemble of Small Models)</text:p>
      <text:p text:style-name="Normal"><text:span text:style-name="T470">Parameter:</text:span><text:span text:style-name="T471"><text:s/>ncov_esm</text:span><text:span text:style-name="T472"><text:line-break/></text:span><text:span text:style-name="T473">Default value:</text:span><text:span text:style-name="T474"><text:s/>5</text:span><text:span text:style-name="T475"><text:line-break/></text:span><text:span text:style-name="T476">Description:</text:span><text:span text:style-name="T477"><text:line-break/></text:span><text:span text:style-name="T478">Maximum total number of covariates to be evaluated in the ESM framework.</text:span></text:p>
      <text:p text:style-name="Normal"><text:span text:style-name="T479"><draw:custom-shape svg:x="0in" svg:y="0in" svg:width="45.51042in" svg:height="0.00139in" draw:id="id40" draw:style-name="a40" draw:name="Horizontal Line 380" text:anchor-type="as-char"><svg:title/><svg:desc/><draw:enhanced-geometry draw:type="non-primitive" svg:viewBox="0 0 21600 21600" draw:enhanced-path="M 0 0 L 21600 0 21600 21600 0 21600 Z N"/></draw:custom-shape></text:span></text:p>
      <text:p text:style-name="Normal"><text:span text:style-name="T480">Parameter:</text:span><text:span text:style-name="T481"><text:s/>comb_esm</text:span><text:span text:style-name="T482"><text:line-break/></text:span><text:span text:style-name="T483">Default value:</text:span><text:span text:style-name="T484"><text:s/>2</text:span><text:span text:style-name="T485"><text:line-break/></text:span><text:span text:style-name="T486">Description:</text:span><text:span text:style-name="T487"><text:line-break/></text:span><text:span text:style-name="T488">Number of covariates combined in each ESM model.</text:span></text:p>
      <text:p text:style-name="Normal"><text:span text:style-name="T489"><draw:custom-shape svg:x="0in" svg:y="0in" svg:width="45.51042in" svg:height="0.00139in" draw:id="id41" draw:style-name="a41" draw:name="Horizontal Line 381" text:anchor-type="as-char"><svg:title/><svg:desc/><draw:enhanced-geometry draw:type="non-primitive" svg:viewBox="0 0 21600 21600" draw:enhanced-path="M 0 0 L 21600 0 21600 21600 0 21600 Z N"/></draw:custom-shape></text:span></text:p>
      <text:p text:style-name="Normal"><text:span text:style-name="T490">Parameter:</text:span><text:span text:style-name="T491"><text:s/>best_thre_esm</text:span><text:span text:style-name="T492"><text:line-break/></text:span><text:span text:style-name="T493">Default value:</text:span><text:span text:style-name="T494"><text:s/>0.5</text:span><text:span text:style-name="T495"><text:line-break/></text:span><text:span text:style-name="T496">Description:</text:span><text:span text:style-name="T497"><text:line-break/></text:span><text:span text:style-name="T498">Threshold for retaining ESM models based on performance metric best_met.</text:span></text:p>
      <text:p text:style-name="P499"/>
      <text:p text:style-name="P500">Ensembling</text:p>
      <text:p text:style-name="Normal"><text:span text:style-name="T501">Parameter:</text:span><text:span text:style-name="T502"><text:s/>do_weighting</text:span><text:span text:style-name="T503"><text:line-break/></text:span><text:span text:style-name="T504">Default value:</text:span><text:span text:style-name="T505"><text:s/>FALSE</text:span><text:span text:style-name="T506"><text:line-break/></text:span><text:span text:style-name="T507">Description:</text:span><text:span text:style-name="T508"><text:line-break/></text:span><text:span text:style-name="T509">If TRUE, individual algorithms are weighted in ensembles based on a chosen metric.</text:span></text:p>
      <text:p text:style-name="Normal"><text:span text:style-name="T510"><draw:custom-shape svg:x="0in" svg:y="0in" svg:width="45.51042in" svg:height="0.00139in" draw:id="id42" draw:style-name="a42" draw:name="Horizontal Line 388" text:anchor-type="as-char"><svg:title/><svg:desc/><draw:enhanced-geometry draw:type="non-primitive" svg:viewBox="0 0 21600 21600" draw:enhanced-path="M 0 0 L 21600 0 21600 21600 0 21600 Z N"/></draw:custom-shape></text:span></text:p>
      <text:p text:style-name="Normal"><text:span text:style-name="T511">Parameter:</text:span><text:span text:style-name="T512"><text:s/>weight_metric</text:span><text:span text:style-name="T513"><text:line-break/></text:span><text:span text:style-name="T514">Default value:</text:span><text:span text:style-name="T515"><text:s/>Score</text:span><text:span text:style-name="T516"><text:line-break/></text:span><text:span text:style-name="T517">Description:</text:span><text:span text:style-name="T518"><text:line-break/></text:span><text:span text:style-name="T519">Metric for weighting and discarding algorithms in ensembles (default Score averages AUC’, Boyce, maxTSS).</text:span></text:p>
      <text:p text:style-name="Normal"><text:span text:style-name="T520"><draw:custom-shape svg:x="0in" svg:y="0in" svg:width="45.51042in" svg:height="0.00139in" draw:id="id43" draw:style-name="a43" draw:name="Horizontal Line 389" text:anchor-type="as-char"><svg:title/><svg:desc/><draw:enhanced-geometry draw:type="non-primitive" svg:viewBox="0 0 21600 21600" draw:enhanced-path="M 0 0 L 21600 0 21600 21600 0 21600 Z N"/></draw:custom-shape></text:span></text:p>
      <text:p text:style-name="Normal"><text:span text:style-name="T521">Parameter:</text:span><text:span text:style-name="T522"><text:s/>disc_thre_glo</text:span><text:span text:style-name="T523"><text:line-break/></text:span><text:span text:style-name="T524">Default value:</text:span><text:span text:style-name="T525"><text:s/>-1</text:span><text:span text:style-name="T526"><text:line-break/></text:span><text:span text:style-name="T527">Description:</text:span><text:span text:style-name="T528"><text:line-break/></text:span><text:span text:style-name="T529">Global model algorithms with score below this threshold are discarded. -1 = keep all.</text:span></text:p>
      <text:p text:style-name="Normal"><text:span text:style-name="T530"><draw:custom-shape svg:x="0in" svg:y="0in" svg:width="45.51042in" svg:height="0.00139in" draw:id="id44" draw:style-name="a44" draw:name="Horizontal Line 390" text:anchor-type="as-char"><svg:title/><svg:desc/><draw:enhanced-geometry draw:type="non-primitive" svg:viewBox="0 0 21600 21600" draw:enhanced-path="M 0 0 L 21600 0 21600 21600 0 21600 Z N"/></draw:custom-shape></text:span></text:p>
      <text:p text:style-name="Normal"><text:span text:style-name="T531">Parameter:</text:span><text:span text:style-name="T532"><text:s/>disc_thre_reg</text:span><text:span text:style-name="T533"><text:line-break/></text:span><text:span text:style-name="T534">Default value:</text:span><text:span text:style-name="T535"><text:s/>-1</text:span><text:span text:style-name="T536"><text:line-break/></text:span><text:span text:style-name="T537">Description:</text:span><text:span text:style-name="T538"><text:line-break/></text:span><text:span text:style-name="T539">Regional model algorithms with score below this threshold are discarded. -1 = keep all.</text:span></text:p>
      <text:p text:style-name="P540"/>
      <text:p text:style-name="P541">Nesting</text:p>
      <text:p text:style-name="Normal"><text:span text:style-name="T542">Parameter:</text:span><text:span text:style-name="T543"><text:s/>n_levels</text:span><text:span text:style-name="T544"><text:line-break/></text:span><text:span text:style-name="T545">Default value:</text:span><text:span text:style-name="T546"><text:s/>2</text:span><text:span text:style-name="T547"><text:line-break/></text:span><text:span text:style-name="T548">Description:</text:span><text:span text:style-name="T549"><text:line-break/></text:span><text:span text:style-name="T550">Number of nested modelling levels:</text:span></text:p>
      <text:list text:style-name="LFO5" text:continue-numbering="true">
        <text:list-item>
          <text:p text:style-name="P551">1 = Global only</text:p>
        </text:list-item>
        <text:list-item>
          <text:p text:style-name="P552">2 = Global + Regional</text:p>
        </text:list-item>
      </text:list>
      <text:p text:style-name="Normal"><text:span text:style-name="T553"><draw:custom-shape svg:x="0in" svg:y="0in" svg:width="45.51042in" svg:height="0.00139in" draw:id="id45" draw:style-name="a45" draw:name="Horizontal Line 391" text:anchor-type="as-char"><svg:title/><svg:desc/><draw:enhanced-geometry draw:type="non-primitive" svg:viewBox="0 0 21600 21600" draw:enhanced-path="M 0 0 L 21600 0 21600 21600 0 21600 Z N"/></draw:custom-shape></text:span></text:p>
      <text:p text:style-name="Normal"><text:span text:style-name="T554">Parameter:</text:span><text:span text:style-name="T555"><text:s/></text:span><text:span text:style-name="T556">nesting_methods</text:span><text:span text:style-name="T557"><text:line-break/></text:span><text:span text:style-name="T558">Default value:</text:span><text:span text:style-name="T559"><text:s/>c('covariate','multiply')</text:span><text:span text:style-name="T560"><text:line-break/></text:span><text:span text:style-name="T561">Description:</text:span><text:span text:style-name="T562"><text:line-break/></text:span><text:span text:style-name="T563">Methods for nesting global and regional models (covariate and/or multiply nesting).</text:span></text:p>
      <text:p text:style-name="Normal"><text:span text:style-name="T564"><draw:custom-shape svg:x="0in" svg:y="0in" svg:width="45.51042in" svg:height="0.00139in" draw:id="id46" draw:style-name="a46" draw:name="Horizontal Line 392" text:anchor-type="as-char"><svg:title/><svg:desc/><draw:enhanced-geometry draw:type="non-primitive" svg:viewBox="0 0 21600 21600" draw:enhanced-path="M 0 0 L 21600 0 21600 21600 0 21600 Z N"/></draw:custom-shape></text:span></text:p>
      <text:p text:style-name="Normal"><text:span text:style-name="T565">Parameter:</text:span><text:span text:style-name="T566"><text:s/>multiply_weighted</text:span><text:span text:style-name="T567"><text:line-break/></text:span><text:span text:style-name="T568">Default value:</text:span><text:span text:style-name="T569"><text:s/>TRUE</text:span><text:span text:style-name="T570"><text:line-break/></text:span><text:span text:style-name="T571">Description:</text:span><text:span text:style-name="T572"><text:line-break/></text:span><text:span text:style-name="T573">If TRUE, also computes a<text:s/></text:span><text:span text:style-name="T574">weighted version of the multiply nested ensemble, using the weight_metric.</text:span></text:p>
      <text:p text:style-name="P575"/>
      <text:p text:style-name="P576">Predicting and Projecting</text:p>
      <text:p text:style-name="Normal"><text:span text:style-name="T577">Parameter:</text:span><text:span text:style-name="T578"><text:s/>mask_pred</text:span><text:span text:style-name="T579"><text:line-break/></text:span><text:span text:style-name="T580">Default value:</text:span><text:span text:style-name="T581"><text:s/>lakes_mask.tif</text:span><text:span text:style-name="T582"><text:line-break/></text:span><text:span text:style-name="T583">Description:</text:span><text:span text:style-name="T584"><text:line-break/></text:span><text:span text:style-name="T585">Optional binary raster .tif prediction mask (0/1) stored in the folder ./data/masks. Pixels with value 0 are excluded from predictions. See the example file provided on GitHub for template.</text:span></text:p>
      <text:p text:style-name="Normal"><text:span text:style-name="T586"><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P587"><text:span text:style-name="T588">Parameter:</text:span><text:span text:style-name="T589"><text:s/>do_proj</text:span><text:span text:style-name="T590"><text:line-break/></text:span><text:span text:style-name="T591">Default value:</text:span><text:span text:style-name="T592"><text:s/>TRUE</text:span><text:span text:style-name="T593"><text:line-break/></text:span><text:span text:style-name="T594">Description:</text:span><text:span text:style-name="T595"><text:line-break/></text:span><text:span text:style-name="T596">If TRUE, performs projections under alternative scenarios.</text:span></text:p>
      <text:p text:style-name="Normal"><text:span text:style-name="T597"><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598">Parameter:</text:span><text:span text:style-name="T599"><text:s/>proj_scenarios</text:span><text:span text:style-name="T600"><text:line-break/></text:span><text:span text:style-name="T601">Default value:</text:span><text:span text:style-name="T602"><text:s/>c('rcp45','rcp85')</text:span><text:span text:style-name="T603"><text:line-break/></text:span><text:span text:style-name="T604">Description:</text:span><text:span text:style-name="T605"><text:line-break/></text:span><text:span text:style-name="T606">List of scenario names. Must match names in covariate scenario folders.</text:span></text:p>
      <text:p text:style-name="Normal"><text:span text:style-name="T607"><draw:custom-shape svg:x="0in" svg:y="0in" svg:width="45.51042in" svg:height="0.00139in" draw:id="id49" draw:style-name="a49" draw:name="Horizontal Line 396" text:anchor-type="as-char"><svg:title/><svg:desc/><draw:enhanced-geometry draw:type="non-primitive" svg:viewBox="0 0 21600 21600" draw:enhanced-path="M 0 0 L 21600 0 21600 21600 0 21600 Z N"/></draw:custom-shape></text:span></text:p>
      <text:p text:style-name="Normal"><text:span text:style-name="T608">Parameter:</text:span><text:span text:style-name="T609"><text:s/>proj_periods</text:span><text:span text:style-name="T610"><text:line-break/></text:span><text:span text:style-name="T611">Default value:</text:span><text:span text:style-name="T612"><text:s/>c('2085')</text:span><text:span text:style-name="T613"><text:line-break/></text:span><text:span text:style-name="T614">Description:</text:span><text:span text:style-name="T615"><text:line-break/></text:span><text:span text:style-name="T616">Projection periods, must match names covariate scenario folders.</text:span></text:p>
      <text:p text:style-name="P617"/>
      <text:p text:style-name="P618">HPC Ressources</text:p>
      <text:p text:style-name="Normal"><text:span text:style-name="T619">Parameter:</text:span><text:span text:style-name="T620"><text:s/>pre_A_m</text:span><text:span text:style-name="T621"><text:line-break/></text:span><text:span text:style-name="T622">Default value:<text:s/></text:span><text:span text:style-name="T623">75G</text:span><text:span text:style-name="T624"><text:line-break/></text:span><text:span text:style-name="T625">Description:</text:span><text:span text:style-name="T626"><text:line-break/></text:span><text:span text:style-name="T627">Requested memory (RAM) for the Preprocessing A step. Adjust this value depending on dataset size and cluster constraints.</text:span></text:p>
      <text:p text:style-name="Normal"><text:span text:style-name="T628">The same applies to all other steps (pre_B, glo_A, glo_B, glo_C, reg_A, reg_B, reg_C, sce_A, sce_B, sce_C, sce_D).</text:span></text:p>
      <text:p text:style-name="Normal"><text:span text:style-name="T629"><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30">Parameter:<text:s/></text:span><text:span text:style-name="T631">pre_A_t</text:span><text:span text:style-name="T632"><text:line-break/></text:span><text:span text:style-name="T633">Default value:<text:s/></text:span><text:span text:style-name="T634">00-00:15</text:span><text:span text:style-name="T635"><text:line-break/></text:span><text:span text:style-name="T636">Description:</text:span><text:span text:style-name="T637"><text:line-break/></text:span><text:span text:style-name="T638">Maximum wall-clock time requested for the Preprocessing A step. Format is DD-HH:MM. Ensure sufficient runtime to complete computations.</text:span></text:p>
      <text:p text:style-name="Normal"><text:span text:style-name="T639">The same applies to all other<text:s/></text:span><text:span text:style-name="T640">steps (pre_B, glo_A, glo_B, glo_C, reg_A, reg_B, reg_C, sce_A, sce_B, sce_C, sce_D).</text:span></text:p>
      <text:p text:style-name="Normal"><text:span text:style-name="T641"><draw:custom-shape svg:x="0in" svg:y="0in" svg:width="45.51042in" svg:height="0.00139in" draw:id="id51" draw:style-name="a51" draw:name="Horizontal Line 479" text:anchor-type="as-char"><svg:title/><svg:desc/><draw:enhanced-geometry draw:type="non-primitive" svg:viewBox="0 0 21600 21600" draw:enhanced-path="M 0 0 L 21600 0 21600 21600 0 21600 Z N"/></draw:custom-shape></text:span></text:p>
      <text:p text:style-name="Normal"><text:span text:style-name="T642">Parameter:<text:s/></text:span><text:span text:style-name="T643">pre_A_c</text:span><text:span text:style-name="T644"><text:line-break/></text:span><text:span text:style-name="T645">Default value:<text:s/></text:span><text:span text:style-name="T646">10</text:span><text:span text:style-name="T647"><text:line-break/></text:span><text:span text:style-name="T648">Description:</text:span><text:span text:style-name="T649"><text:line-break/></text:span><text:span text:style-name="T650">Number of CPU cores allocated to the Preprocessing A step.</text:span></text:p>
      <text:p text:style-name="P651">The same applies to all other steps (pre_B, glo_A, glo_B, glo_C, reg_A, reg_B, reg_C, sce_A, sce_B, sce_C, sce_D).</text:p>
      <text:p text:style-name="Normal"><text:span text:style-name="T652"><draw:custom-shape svg:x="0in" svg:y="0in" svg:width="45.51042in" svg:height="0.00139in" draw:id="id52" draw:style-name="a52" draw:name="Horizontal Line 479" text:anchor-type="as-char"><svg:title/><svg:desc/><draw:enhanced-geometry draw:type="non-primitive" svg:viewBox="0 0 21600 21600" draw:enhanced-path="M 0 0 L 21600 0 21600 21600 0 21600 Z N"/></draw:custom-shape></text:span></text:p>
      <text:p text:style-name="Normal"><text:span text:style-name="T653">Parameter:<text:s/></text:span><text:span text:style-name="T654">pre_A_p</text:span><text:span text:style-name="T655"><text:line-break/>Default value:<text:s/></text:span><text:span text:style-name="T656">left blank</text:span><text:span text:style-name="T657"><text:line-break/>Description:</text:span><text:span text:style-name="T658"><text:line-break/></text:span><text:span text:style-name="T659">Name of the partition allocated to the Preprocessing A step.</text:span></text:p>
      <text:p text:style-name="Normal"><text:span text:style-name="T660">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8T21:16:00Z</dc:date>
    <meta:template xlink:href="Normal.dotm" xlink:type="simple"/>
    <meta:editing-cycles>15</meta:editing-cycles>
    <meta:editing-duration>PT0S</meta:editing-duration>
    <meta:document-statistic meta:page-count="15" meta:paragraph-count="24" meta:word-count="1852" meta:character-count="12388" meta:row-count="88" meta:non-whitespace-character-count="10560"/>
  </office:meta>
</office:document-meta>
</file>